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4pt" officeooo:rsid="001a643d" officeooo:paragraph-rsid="001a643d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WT Authentication in Node.js + MongoDB</text:p>
      <text:p text:style-name="P1"/>
      <text:p text:style-name="P1">Link: <text:a xlink:type="simple" xlink:href="https://bezkoder.com/node-js-mongodb-auth-jwt/" text:style-name="Internet_20_link" text:visited-style-name="Visited_20_Internet_20_Link">https://bezkoder.com/node-js-mongodb-auth-jwt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1-01-14T21:26:38.321689754</dc:date>
    <meta:editing-duration>PT2M20S</meta:editing-duration>
    <meta:editing-cycles>1</meta:editing-cycles>
    <meta:document-statistic meta:table-count="0" meta:image-count="0" meta:object-count="0" meta:page-count="1" meta:paragraph-count="2" meta:word-count="8" meta:character-count="91" meta:non-whitespace-character-count="85"/>
  </office:meta>
</office:document-meta>
</file>